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CEP Dataset: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st SubSet</text:p>
          </table:table-cell>
          <table:table-cell/>
          <table:table-cell office:value-type="string" calcext:value-type="string">
            <text:p>Train Subset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Size:</text:p>
          </table:table-cell>
          <table:table-cell office:value-type="string" calcext:value-type="string">
            <text:p>1022 Entries</text:p>
          </table:table-cell>
          <table:table-cell/>
          <table:table-cell office:value-type="float" office:value="8158" calcext:value-type="float">
            <text:p>8158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articles per summary</text:p>
          </table:table-cell>
          <table:table-cell office:value-type="float" office:value="76.0440313111546" calcext:value-type="float">
            <text:p>76.0440313111546</text:p>
          </table:table-cell>
          <table:table-cell/>
          <table:table-cell office:value-type="float" office:value="60.5725668055896" calcext:value-type="float">
            <text:p>60.5725668055896</text:p>
          </table:table-cell>
          <table:table-cell office:value-type="float" office:value="76.1833333333333" calcext:value-type="float">
            <text:p>76.1833333333333</text:p>
          </table:table-cell>
        </table:table-row>
        <table:table-row table:style-name="ro1">
          <table:table-cell office:value-type="string" calcext:value-type="string">
            <text:p>Abstractness:</text:p>
          </table:table-cell>
          <table:table-cell table:style-name="ce1" office:value-type="float" office:value="0.682458735821815" calcext:value-type="float">
            <text:p>0.682458735821815</text:p>
          </table:table-cell>
          <table:table-cell/>
          <table:table-cell office:value-type="float" office:value="0.671530640779557" calcext:value-type="float">
            <text:p>0.671530640779557</text:p>
          </table:table-cell>
          <table:table-cell office:value-type="float" office:value="0.690695595612553" calcext:value-type="float">
            <text:p>0.690695595612553</text:p>
          </table:table-cell>
        </table:table-row>
        <table:table-row table:style-name="ro1">
          <table:table-cell office:value-type="string" calcext:value-type="string">
            <text:p>Compression:</text:p>
          </table:table-cell>
          <table:table-cell office:value-type="float" office:value="1150.50993540137" calcext:value-type="float">
            <text:p>1150.50993540137</text:p>
          </table:table-cell>
          <table:table-cell/>
          <table:table-cell office:value-type="float" office:value="1073.2936988159" calcext:value-type="float">
            <text:p>1073.2936988159</text:p>
          </table:table-cell>
          <table:table-cell office:value-type="float" office:value="1214.22189329372" calcext:value-type="float">
            <text:p>1214.221893293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10:24:33.286981623</meta:creation-date>
    <meta:generator>LibreOffice/7.3.4.2$Linux_X86_64 LibreOffice_project/30$Build-2</meta:generator>
    <dc:date>2022-08-30T10:53:29.624737463</dc:date>
    <meta:editing-duration>PT28M55S</meta:editing-duration>
    <meta:editing-cycles>3</meta:editing-cycles>
    <meta:document-statistic meta:table-count="1" meta:cell-count="20" meta:object-count="0"/>
  </office:meta>
</office:document-meta>
</file>